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3.34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4c4c4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9cm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0.209cm" fo:padding-top="0.127cm" fo:padding-bottom="0.127cm" fo:padding-left="0.254cm" fo:padding-right="0.254cm" fo:wrap-option="no-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0.709cm" fo:padding-top="0.127cm" fo:padding-bottom="0.127cm" fo:padding-left="0.254cm" fo:padding-right="0.254cm" fo:wrap-option="no-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4.061cm" fo:padding-top="0.127cm" fo:padding-bottom="0.127cm" fo:padding-left="0.254cm" fo:padding-right="0.254cm" fo:wrap-option="no-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2.321cm" fo:padding-top="0.127cm" fo:padding-bottom="0.127cm" fo:padding-left="0.254cm" fo:padding-right="0.254cm" fo:wrap-option="no-wrap" draw:shadow="hidden" draw:shadow-color="#808080"/>
    </style:style>
    <style:style style:name="gr24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2.3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ole-draw-aspect="1"/>
    </style:style>
    <style:style style:name="gr3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6pt" style:text-underline-style="solid" style:text-underline-width="auto" style:text-underline-color="font-color" fo:font-weight="bold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weight="bold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P11" style:family="paragraph">
      <style:paragraph-properties fo:margin-left="0cm" fo:margin-right="0cm" fo:text-indent="0cm"/>
      <style:text-properties fo:font-size="8pt"/>
    </style:style>
    <style:style style:name="P12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26pt" style:text-underline-style="solid" style:text-underline-width="auto" style:text-underline-color="font-color" fo:font-weight="bold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size="8pt"/>
    </style:style>
    <style:style style:name="T6" style:family="text">
      <style:text-properties fo:font-size="10pt"/>
    </style:style>
    <style:style style:name="T7" style:family="text">
      <style:text-properties fo:font-size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4.104cm" svg:height="10.297cm" draw:transform="rotate (1.5707963267946) translate (2.703cm 24.755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5cm" svg:height="17cm" svg:x="31.5cm" svg:y="1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2" draw:layer="layout" svg:width="3.584cm" svg:height="2cm" svg:x="18.5cm" svg:y="17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845cm" svg:height="1.725cm" svg:x="18.5cm" svg:y="17.151cm">
            <draw:text-box>
              <text:p text:style-name="P3">additional</text:p>
              <text:p text:style-name="P3">Booster</text:p>
            </draw:text-box>
          </draw:frame>
        </draw:g>
        <draw:g>
          <draw:line draw:style-name="gr5" draw:layer="layout" svg:x1="22.5cm" svg:y1="8.736cm" svg:x2="19cm" svg:y2="8.736cm">
            <text:p text:style-name="P3"/>
          </draw:line>
          <draw:line draw:style-name="gr5" draw:layer="layout" svg:x1="22.5cm" svg:y1="9.736cm" svg:x2="19cm" svg:y2="9.736cm">
            <text:p text:style-name="P3"/>
          </draw:line>
          <draw:line draw:style-name="gr6" draw:layer="layout" svg:x1="22.253cm" svg:y1="8.548cm" svg:x2="22.253cm" svg:y2="10.048cm">
            <text:p text:style-name="P3"/>
          </draw:line>
          <draw:line draw:style-name="gr6" draw:layer="layout" svg:x1="21.551cm" svg:y1="8.537cm" svg:x2="21.551cm" svg:y2="10.037cm">
            <text:p text:style-name="P3"/>
          </draw:line>
          <draw:line draw:style-name="gr6" draw:layer="layout" svg:x1="21.156cm" svg:y1="8.51cm" svg:x2="21.156cm" svg:y2="10.01cm">
            <text:p text:style-name="P3"/>
          </draw:line>
          <draw:line draw:style-name="gr6" draw:layer="layout" svg:x1="20.806cm" svg:y1="8.543cm" svg:x2="20.806cm" svg:y2="10.043cm">
            <text:p text:style-name="P3"/>
          </draw:line>
          <draw:line draw:style-name="gr6" draw:layer="layout" svg:x1="19.629cm" svg:y1="8.502cm" svg:x2="19.629cm" svg:y2="10.002cm">
            <text:p text:style-name="P3"/>
          </draw:line>
          <draw:line draw:style-name="gr6" draw:layer="layout" svg:x1="19.253cm" svg:y1="8.554cm" svg:x2="19.253cm" svg:y2="10.054cm">
            <text:p text:style-name="P3"/>
          </draw:line>
          <draw:line draw:style-name="gr6" draw:layer="layout" svg:x1="19.911cm" svg:y1="8.5cm" svg:x2="19.911cm" svg:y2="10cm">
            <text:p text:style-name="P3"/>
          </draw:line>
          <draw:line draw:style-name="gr6" draw:layer="layout" svg:x1="21.858cm" svg:y1="8.522cm" svg:x2="21.858cm" svg:y2="10.022cm">
            <text:p text:style-name="P3"/>
          </draw:line>
          <draw:line draw:style-name="gr6" draw:layer="layout" svg:x1="20.341cm" svg:y1="8.524cm" svg:x2="20.341cm" svg:y2="10.024cm">
            <text:p text:style-name="P3"/>
          </draw:line>
        </draw:g>
        <draw:frame draw:style-name="gr7" draw:text-style-name="P4" draw:layer="layout" svg:width="13.5cm" svg:height="1.318cm" svg:x="2.5cm" svg:y="1.5cm">
          <draw:text-box>
            <text:p text:style-name="P3"><text:span text:style-name="T1">ORD-1 <text:s/>www.rocrail.net</text:span></text:p>
          </draw:text-box>
        </draw:frame>
        <draw:g>
          <draw:custom-shape draw:style-name="gr8" draw:text-style-name="P1" draw:layer="layout" svg:width="-0.207cm" svg:height="-0.198cm" svg:x="12.703cm" svg:y="17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2.281cm" svg:y="17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8cm" svg:height="-0.198cm" svg:x="11.863cm" svg:y="17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437cm" svg:y="17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014cm" svg:y="17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1.898cm" svg:height="0.198cm" draw:transform="rotate (3.1415926535892) translate (12.703cm 17.453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1" draw:layer="layout" svg:width="-0.209cm" svg:height="-0.198cm" svg:x="12.703cm" svg:y="21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7cm" svg:height="-0.198cm" svg:x="12.279cm" svg:y="21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862cm" svg:y="21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1cm" svg:height="-0.198cm" svg:x="11.435cm" svg:y="21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013cm" svg:y="21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0.59cm" svg:y="21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2.322cm" svg:height="0.198cm" draw:transform="rotate (3.1415926535892) translate (12.703cm 21.453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" draw:layer="layout" svg:width="-0.209cm" svg:height="-0.198cm" svg:x="4.712cm" svg:y="23.2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-1.419cm" svg:height="-0.5cm" svg:x="5.003cm" svg:y="23.25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207cm" svg:height="0.198cm" draw:transform="rotate (1.5707963267946) translate (4.805cm 22.955cm)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4.394cm" svg:y="22.9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4.103cm" svg:y="22.9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3.812cm" svg:y="22.9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4.712cm" svg:y="22.9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5.003cm" svg:y="23.2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4.393cm" svg:y="23.248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4.102cm" svg:y="23.2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3.793cm" svg:y="23.2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" draw:layer="layout" svg:width="0.209cm" svg:height="0.198cm" svg:x="7.994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3.818cm" svg:height="0.5cm" svg:x="7.703cm" svg:y="22.75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207cm" svg:height="0.198cm" svg:x="7.703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8.312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8.603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8.894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7.994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7.703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8.313cm" svg:y="22.762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8.604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8.913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9.494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9.812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103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394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9.494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9.203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9.813cm" svg:y="22.762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104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413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994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1.312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994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703cm" svg:y="22.75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1.313cm" svg:y="22.762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10.701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9cm" svg:height="0.198cm" svg:x="9.193cm" svg:y="23.0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8" draw:text-style-name="P1" draw:layer="layout" svg:width="0.207cm" svg:height="0.198cm" draw:transform="rotate (-1.57079632679579) translate (7.701cm 21.763cm)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8cm" svg:height="0.198cm" draw:transform="rotate (-1.57079632679579) translate (7.401cm 21.755cm)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0.234cm" svg:height="0.5cm" draw:transform="rotate (-1.57079632679579) translate (7.703cm 21.755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" draw:layer="layout" svg:width="-1.053cm" svg:height="-1.337cm" svg:x="12.756cm" svg:y="12.25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-0.423cm" svg:height="-0.389cm" svg:x="12.334cm" svg:y="12.058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-0.423cm" svg:height="-0.39cm" svg:x="12.334cm" svg:y="11.476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2" draw:text-style-name="P2" draw:layer="layout" svg:width="1cm" svg:height="2.5cm" draw:transform="rotate (-1.57079632679579) translate (5.615cm 23.757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25cm" svg:height="2cm" draw:transform="rotate (-1.57079632679579) translate (5.385cm 24.757cm)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1cm" svg:height="6cm" draw:transform="rotate (-1.57079632679579) translate (12.668cm 23.775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25cm" svg:height="5.475cm" draw:transform="rotate (-1.57079632679579) translate (12.41cm 24.775cm)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0.207cm" svg:height="0.198cm" svg:x="7.711cm" svg:y="12.97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208cm" svg:height="0.198cm" svg:x="7.703cm" svg:y="13.27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0.208cm" svg:height="0.784cm" svg:x="7.703cm" svg:y="12.971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208cm" svg:height="0.198cm" svg:x="7.703cm" svg:y="13.55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8" draw:text-style-name="P1" draw:layer="layout" svg:width="-0.209cm" svg:height="-0.198cm" svg:x="12.703cm" svg:y="20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7cm" svg:height="-0.198cm" svg:x="12.279cm" svg:y="20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862cm" svg:y="20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1cm" svg:height="-0.198cm" svg:x="11.435cm" svg:y="20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013cm" svg:y="20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0.59cm" svg:y="20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2.322cm" svg:height="0.198cm" draw:transform="rotate (3.1415926535892) translate (12.703cm 20.453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1" draw:layer="layout" svg:width="-0.209cm" svg:height="-0.198cm" svg:x="12.703cm" svg:y="18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7cm" svg:height="-0.198cm" svg:x="12.279cm" svg:y="18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862cm" svg:y="18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1cm" svg:height="-0.198cm" svg:x="11.435cm" svg:y="18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013cm" svg:y="18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0.59cm" svg:y="18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2.322cm" svg:height="0.198cm" draw:transform="rotate (3.1415926535892) translate (12.703cm 18.453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1" draw:layer="layout" svg:width="-0.209cm" svg:height="-0.198cm" svg:x="12.703cm" svg:y="19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7cm" svg:height="-0.198cm" svg:x="12.279cm" svg:y="19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862cm" svg:y="19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1cm" svg:height="-0.198cm" svg:x="11.435cm" svg:y="19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1.013cm" svg:y="19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-0.209cm" svg:height="-0.198cm" svg:x="10.59cm" svg:y="19.45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2.322cm" svg:height="0.198cm" draw:transform="rotate (3.1415926535892) translate (12.703cm 19.453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" draw:layer="layout" svg:width="-1.053cm" svg:height="-1.337cm" svg:x="12.756cm" svg:y="13.59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-0.423cm" svg:height="-0.389cm" svg:x="12.334cm" svg:y="13.39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-0.423cm" svg:height="-0.39cm" svg:x="12.334cm" svg:y="12.81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1" draw:text-style-name="P1" draw:layer="layout" svg:width="1.053cm" svg:height="1.948cm" draw:transform="rotate (3.1415926535892) translate (12.756cm 15.54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-0.423cm" svg:height="-0.39cm" svg:x="12.334cm" svg:y="15.34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-0.423cm" svg:height="-0.389cm" svg:x="12.334cm" svg:y="14.759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-0.423cm" svg:height="-0.389cm" svg:x="12.334cm" svg:y="14.177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line draw:style-name="gr5" draw:layer="layout" svg:x1="22.5cm" svg:y1="11.682cm" svg:x2="19cm" svg:y2="11.682cm">
            <text:p text:style-name="P3"/>
          </draw:line>
          <draw:line draw:style-name="gr5" draw:layer="layout" svg:x1="22.5cm" svg:y1="12.682cm" svg:x2="19cm" svg:y2="12.682cm">
            <text:p text:style-name="P3"/>
          </draw:line>
          <draw:line draw:style-name="gr6" draw:layer="layout" svg:x1="22.253cm" svg:y1="11.494cm" svg:x2="22.253cm" svg:y2="12.994cm">
            <text:p text:style-name="P3"/>
          </draw:line>
          <draw:line draw:style-name="gr6" draw:layer="layout" svg:x1="21.551cm" svg:y1="11.483cm" svg:x2="21.551cm" svg:y2="12.983cm">
            <text:p text:style-name="P3"/>
          </draw:line>
          <draw:line draw:style-name="gr6" draw:layer="layout" svg:x1="21.156cm" svg:y1="11.456cm" svg:x2="21.156cm" svg:y2="12.956cm">
            <text:p text:style-name="P3"/>
          </draw:line>
          <draw:line draw:style-name="gr6" draw:layer="layout" svg:x1="20.806cm" svg:y1="11.489cm" svg:x2="20.806cm" svg:y2="12.989cm">
            <text:p text:style-name="P3"/>
          </draw:line>
          <draw:line draw:style-name="gr6" draw:layer="layout" svg:x1="19.629cm" svg:y1="11.448cm" svg:x2="19.629cm" svg:y2="12.948cm">
            <text:p text:style-name="P3"/>
          </draw:line>
          <draw:line draw:style-name="gr6" draw:layer="layout" svg:x1="19.253cm" svg:y1="11.5cm" svg:x2="19.253cm" svg:y2="13cm">
            <text:p text:style-name="P3"/>
          </draw:line>
          <draw:line draw:style-name="gr6" draw:layer="layout" svg:x1="19.911cm" svg:y1="11.446cm" svg:x2="19.911cm" svg:y2="12.946cm">
            <text:p text:style-name="P3"/>
          </draw:line>
          <draw:line draw:style-name="gr6" draw:layer="layout" svg:x1="21.858cm" svg:y1="11.468cm" svg:x2="21.858cm" svg:y2="12.968cm">
            <text:p text:style-name="P3"/>
          </draw:line>
          <draw:line draw:style-name="gr6" draw:layer="layout" svg:x1="20.341cm" svg:y1="11.47cm" svg:x2="20.341cm" svg:y2="12.97cm">
            <text:p text:style-name="P3"/>
          </draw:line>
        </draw:g>
        <draw:g>
          <draw:custom-shape draw:style-name="gr12" draw:text-style-name="P2" draw:layer="layout" svg:width="1.052cm" svg:height="0.5cm" draw:transform="rotate (1.5707963267946) translate (19.5cm 16.369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405cm" svg:height="0.5cm" draw:transform="rotate (1.5707963267946) translate (20.282cm 16.369cm)">
            <text:p text:style-name="P3"/>
            <draw:enhanced-geometry svg:viewBox="0 0 21600 21600" draw:type="rectangle" draw:enhanced-path="M 0 0 L 21600 0 21600 21600 0 21600 0 0 Z N"/>
          </draw:custom-shape>
          <draw:line draw:style-name="gr5" draw:layer="layout" svg:x1="20.145cm" svg:y1="16.5cm" svg:x2="20.145cm" svg:y2="13.817cm">
            <text:p text:style-name="P3"/>
          </draw:line>
          <draw:custom-shape draw:style-name="gr12" draw:text-style-name="P2" draw:layer="layout" svg:width="1.052cm" svg:height="0.5cm" draw:transform="rotate (1.5707963267946) translate (19.5cm 15.06cm)">
            <text:p text:style-name="P3"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9.5cm" svg:height="7cm" svg:x="31.5cm" svg:y="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2" draw:layer="layout" svg:width="2.405cm" svg:height="0.5cm" draw:transform="rotate (1.5707963267946) translate (36.92cm 7.113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405cm" svg:height="0.5cm" draw:transform="rotate (1.5707963267946) translate (37.702cm 7.113cm)">
            <text:p text:style-name="P3"/>
            <draw:enhanced-geometry svg:viewBox="0 0 21600 21600" draw:type="rectangle" draw:enhanced-path="M 0 0 L 21600 0 21600 21600 0 21600 0 0 Z N"/>
          </draw:custom-shape>
          <draw:line draw:style-name="gr5" draw:layer="layout" svg:x1="37.565cm" svg:y1="7.244cm" svg:x2="37.565cm" svg:y2="4.561cm">
            <text:p text:style-name="P3"/>
          </draw:line>
        </draw:g>
        <draw:line draw:style-name="gr5" draw:layer="layout" svg:x1="39.715cm" svg:y1="7.134cm" svg:x2="37.702cm" svg:y2="7.134cm">
          <text:p text:style-name="P3"/>
        </draw:line>
        <draw:custom-shape draw:style-name="gr8" draw:text-style-name="P1" draw:layer="layout" svg:width="-0.402cm" svg:height="-0.401cm" svg:x="40.086cm" svg:y="7.33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layer="layout" svg:x1="39.715cm" svg:y1="4.7cm" svg:x2="37.702cm" svg:y2="4.7cm">
          <text:p text:style-name="P3"/>
        </draw:line>
        <draw:custom-shape draw:style-name="gr8" draw:text-style-name="P1" draw:layer="layout" svg:width="-0.402cm" svg:height="-0.401cm" svg:x="40.086cm" svg:y="4.90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1" draw:text-style-name="P1" draw:layer="layout" svg:width="1.001cm" svg:height="1.998cm" draw:transform="rotate (3.1415926535892) translate (33.902cm 6.912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-0.402cm" svg:height="-0.401cm" svg:x="33.501cm" svg:y="6.70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-0.402cm" svg:height="-0.401cm" svg:x="33.501cm" svg:y="6.10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-0.402cm" svg:height="-0.401cm" svg:x="33.501cm" svg:y="5.50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14" draw:text-style-name="P5" draw:layer="layout" svg:width="0.9cm" svg:height="0.747cm" svg:x="32.001cm" svg:y="5.515cm">
          <draw:text-box>
            <text:p text:style-name="P3"><text:span text:style-name="T2">J3</text:span></text:p>
          </draw:text-box>
        </draw:frame>
        <draw:polyline draw:style-name="gr15" draw:layer="layout" svg:width="4.086cm" svg:height="0.541cm" draw:transform="rotate (3.1415926535892) translate (37.4199999999997cm 5.24999999999697cm)" svg:viewBox="0 0 4087 542" draw:points="0,-9961 1705,-9958 1705,-10500 4087,-10500">
          <text:p text:style-name="P3"/>
        </draw:polyline>
        <draw:polyline draw:style-name="gr15" draw:layer="layout" svg:width="4.099cm" svg:height="1.187cm" draw:transform="rotate (3.1415926535892) translate (37.42cm 7.11299999999697cm)" svg:viewBox="0 0 4100 1188" draw:points="0,-14222 1705,-14226 1718,-13038 4100,-13038">
          <text:p text:style-name="P3"/>
        </draw:polyline>
        <draw:frame draw:style-name="gr7" draw:text-style-name="P5" draw:layer="layout" svg:width="7.5cm" svg:height="2.235cm" svg:x="32.5cm" svg:y="2.265cm">
          <draw:text-box>
            <text:p text:style-name="P3"><text:span text:style-name="T2">Instead of a 2 x 15V Trafo you can use a 1 x 15V Trafo.</text:span></text:p>
            <text:p text:style-name="P3"><text:span text:style-name="T2">In this case you may need larger smoothing capacitors. See Wiki !</text:span></text:p>
          </draw:text-box>
        </draw:frame>
        <draw:frame draw:style-name="gr7" draw:text-style-name="P6" draw:layer="layout" svg:width="3.5cm" svg:height="0.747cm" svg:x="35cm" svg:y="1.253cm">
          <draw:text-box>
            <text:p text:style-name="P3"><text:span text:style-name="T3">Option 1</text:span></text:p>
          </draw:text-box>
        </draw:frame>
        <draw:custom-shape draw:style-name="gr2" draw:text-style-name="P2" draw:layer="layout" svg:width="9.5cm" svg:height="5.252cm" svg:x="3cm" svg:y="4.248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2" draw:layer="layout" svg:width="3.199cm" svg:height="3.276cm" svg:x="3.647cm" svg:y="5.15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835cm" svg:height="2.699cm" draw:transform="rotate (-0.785398163398487) translate (5.174cm 4.806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2" draw:layer="layout" svg:width="0.559cm" svg:height="0.559cm" draw:transform="rotate (-0.785398163398487) translate (5.209cm 6.369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2" draw:layer="layout" svg:width="1.117cm" svg:height="0.559cm" draw:transform="rotate (-2.35619449019309) translate (6.395cm 5.975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2" draw:layer="layout" svg:width="1.119cm" svg:height="0.559cm" draw:transform="rotate (-0.785398163398487) translate (5.604cm 6.764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2" draw:layer="layout" svg:width="1.117cm" svg:height="0.559cm" draw:transform="rotate (-2.35619449019309) translate (5.209cm 7.159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2" draw:layer="layout" svg:width="1.117cm" svg:height="0.561cm" draw:transform="rotate (-0.785398163398487) translate (4.42cm 5.578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17" draw:text-style-name="P5" draw:layer="layout" svg:width="1.676cm" svg:height="0.871cm" svg:x="4.385cm" svg:y="8.443cm">
            <draw:text-box>
              <text:p text:style-name="P3"><text:span text:style-name="T2">Fan</text:span></text:p>
            </draw:text-box>
          </draw:frame>
        </draw:g>
        <draw:frame draw:style-name="gr18" draw:text-style-name="P6" draw:layer="layout" svg:width="3.353cm" svg:height="0.872cm" svg:x="8.029cm" svg:y="5.03cm">
          <draw:text-box>
            <text:p text:style-name="P3"><text:span text:style-name="T3">Option 2 </text:span></text:p>
          </draw:text-box>
        </draw:frame>
        <draw:frame draw:style-name="gr19" draw:text-style-name="P5" draw:layer="layout" svg:width="4.471cm" svg:height="2.609cm" svg:x="8.029cm" svg:y="6.148cm">
          <draw:text-box>
            <text:p text:style-name="P3"><text:span text:style-name="T2">You can add a Fan to use a smaller Heatsink.</text:span></text:p>
          </draw:text-box>
        </draw:frame>
        <draw:custom-shape draw:style-name="gr20" draw:text-style-name="P8" draw:layer="layout" svg:width="1.49cm" svg:height="0.835cm" svg:x="10.844cm" svg:y="11.165cm">
          <text:p text:style-name="P7"><text:span text:style-name="T4">J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10.844cm" svg:y="12.423cm">
          <text:p text:style-name="P7"><text:span text:style-name="T4">J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10.844cm" svg:y="14.177cm">
          <text:p text:style-name="P7"><text:span text:style-name="T4">J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8" draw:layer="layout" svg:width="5.935cm" svg:height="4.315cm" svg:x="1cm" svg:y="25.579cm">
          <text:p text:style-name="P7"><text:span text:style-name="T4"><text:s text:c="18"/></text:span><text:span text:style-name="T4">J1</text:span></text:p>
          <text:p text:style-name="P7"><text:span text:style-name="T4">connect to com port of your PC. Use 1 to 1 extension cable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8" draw:layer="layout" svg:width="5.753cm" svg:height="2.575cm" svg:x="7cm" svg:y="25.665cm">
          <text:p text:style-name="P7"><text:span text:style-name="T4"><text:s text:c="13"/></text:span><text:span text:style-name="T4">J2</text:span></text:p>
          <text:p text:style-name="P7"><text:span text:style-name="T4">connect to LPT port of your PC. Use 1 to 1 extension cable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9.103cm" svg:y="21.99cm">
          <text:p text:style-name="P7"><text:span text:style-name="T4">P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6.948cm" svg:y="21.905cm">
          <text:p text:style-name="P7"><text:span text:style-name="T4">P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3.704cm" svg:y="22cm">
          <text:p text:style-name="P7"><text:span text:style-name="T4">P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9.51cm" svg:y="19.037cm">
          <text:p text:style-name="P7"><text:span text:style-name="T4">P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9.51cm" svg:y="21.037cm">
          <text:p text:style-name="P7"><text:span text:style-name="T4">P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9.5cm" svg:y="20cm">
          <text:p text:style-name="P7"><text:span text:style-name="T4">P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9.51cm" svg:y="18cm">
          <text:p text:style-name="P7"><text:span text:style-name="T4">P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9.877cm" svg:y="17cm">
          <text:p text:style-name="P7"><text:span text:style-name="T4">P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49cm" svg:height="0.963cm" svg:x="7.711cm" svg:y="13cm">
          <text:p text:style-name="P7"><text:span text:style-name="T4">P9</text:span></text:p>
          <draw:enhanced-geometry svg:viewBox="0 0 21600 21600" draw:mirror-horizontal="false" draw:mirror-vertical="false" draw:type="mso-spt202" draw:enhanced-path="M 0 0 L 21600 0 21600 21600 0 21600 0 0 Z N"/>
        </draw:custom-shape>
        <draw:polyline draw:style-name="gr15" draw:layer="layout" svg:width="1.816cm" svg:height="5.132cm" svg:x="5.98cm" svg:y="8.238cm" svg:viewBox="0 0 1817 5133" draw:points="0,0 20,5133 1817,5133">
          <text:p text:style-name="P3"/>
        </draw:polyline>
        <draw:polyline draw:style-name="gr24" draw:layer="layout" svg:width="1.202cm" svg:height="4.642cm" svg:x="6.5cm" svg:y="8.428cm" svg:viewBox="0 0 1203 4643" draw:points="0,0 0,4643 1203,4643">
          <text:p text:style-name="P3"/>
        </draw:polyline>
        <draw:custom-shape draw:style-name="gr3" draw:text-style-name="P2" draw:layer="layout" svg:width="3.584cm" svg:height="2cm" svg:x="18.5cm" svg:y="19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layout" svg:width="2.845cm" svg:height="1.725cm" svg:x="19.239cm" svg:y="19.651cm">
          <draw:text-box>
            <text:p text:style-name="P3">S88</text:p>
            <text:p text:style-name="P3">Bus 1</text:p>
          </draw:text-box>
        </draw:frame>
        <draw:custom-shape draw:style-name="gr3" draw:text-style-name="P2" draw:layer="layout" svg:width="3.584cm" svg:height="2cm" svg:x="18.5cm" svg:y="21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layout" svg:width="2.845cm" svg:height="1.725cm" svg:x="19.239cm" svg:y="21.651cm">
          <draw:text-box>
            <text:p text:style-name="P3">S88</text:p>
            <text:p text:style-name="P3">Bus 2</text:p>
          </draw:text-box>
        </draw:frame>
        <draw:custom-shape draw:style-name="gr3" draw:text-style-name="P2" draw:layer="layout" svg:width="3.584cm" svg:height="2cm" svg:x="18.5cm" svg:y="23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layout" svg:width="2.845cm" svg:height="1.725cm" svg:x="19.239cm" svg:y="23.651cm">
          <draw:text-box>
            <text:p text:style-name="P3">S88</text:p>
            <text:p text:style-name="P3">Bus 3</text:p>
          </draw:text-box>
        </draw:frame>
        <draw:custom-shape draw:style-name="gr3" draw:text-style-name="P2" draw:layer="layout" svg:width="3.584cm" svg:height="2cm" svg:x="18.5cm" svg:y="25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layout" svg:width="2.845cm" svg:height="1.725cm" svg:x="19.239cm" svg:y="25.651cm">
          <draw:text-box>
            <text:p text:style-name="P3">S88</text:p>
            <text:p text:style-name="P3">Bus 4</text:p>
          </draw:text-box>
        </draw:frame>
        <draw:frame draw:style-name="gr14" draw:text-style-name="P9" draw:layer="layout" svg:width="4.663cm" svg:height="0.747cm" svg:x="18.786cm" svg:y="7.5cm">
          <draw:text-box>
            <text:p text:style-name="P3"><text:span text:style-name="T2">Programming Track</text:span></text:p>
          </draw:text-box>
        </draw:frame>
        <draw:frame draw:style-name="gr14" draw:text-style-name="P9" draw:layer="layout" svg:width="2.813cm" svg:height="0.747cm" svg:x="18.793cm" svg:y="10.5cm">
          <draw:text-box>
            <text:p text:style-name="P3"><text:span text:style-name="T2">Main Track</text:span></text:p>
          </draw:text-box>
        </draw:frame>
        <draw:polyline draw:style-name="gr15" draw:layer="layout" svg:width="6.828cm" svg:height="2.531cm" svg:x="12.171cm" svg:y="8.736cm" svg:viewBox="0 0 6829 2532" draw:points="0,2532 3019,2532 3012,0 6829,0">
          <text:p text:style-name="P3"/>
        </draw:polyline>
        <draw:polyline draw:style-name="gr24" draw:layer="layout" svg:width="6.859cm" svg:height="2.138cm" svg:x="12.14cm" svg:y="9.736cm" svg:viewBox="0 0 6860 2139" draw:points="0,2139 3751,2139 3751,0 6860,0">
          <text:p text:style-name="P3"/>
        </draw:polyline>
        <draw:polyline draw:style-name="gr15" draw:layer="layout" svg:width="6.859cm" svg:height="0.955cm" svg:x="12.14cm" svg:y="11.682cm" svg:viewBox="0 0 6860 956" draw:points="0,956 4386,956 4373,0 6860,0">
          <text:p text:style-name="P3"/>
        </draw:polyline>
        <draw:polyline draw:style-name="gr24" draw:layer="layout" svg:width="6.875cm" svg:height="0.53cm" svg:x="12.124cm" svg:y="12.682cm" svg:viewBox="0 0 6876 531" draw:points="0,531 4872,531 4872,0 6876,0">
          <text:p text:style-name="P3"/>
        </draw:polyline>
        <draw:line draw:style-name="gr15" draw:layer="layout" svg:x1="12.206cm" svg:y1="14cm" svg:x2="20cm" svg:y2="14cm">
          <text:p text:style-name="P3"/>
        </draw:line>
        <draw:polyline draw:style-name="gr15" draw:layer="layout" svg:width="1.073cm" svg:height="0.256cm" svg:x="18.926cm" svg:y="15.06cm" svg:viewBox="0 0 1074 257" draw:points="1074,0 15,0 0,239 1074,257">
          <text:p text:style-name="P3"/>
        </draw:polyline>
        <draw:polyline draw:style-name="gr15" draw:layer="layout" svg:width="6.785cm" svg:height="0.575cm" svg:x="12.14cm" svg:y="14.583cm" svg:viewBox="0 0 6786 576" draw:points="0,0 5369,0 5354,576 6786,576">
          <text:p text:style-name="P3"/>
        </draw:polyline>
        <draw:polyline draw:style-name="gr15" draw:layer="layout" svg:width="7.859cm" svg:height="1.209cm" svg:x="12.14cm" svg:y="15.159cm" svg:viewBox="0 0 7860 1210" draw:points="0,0 4638,0 4638,1210 7860,1210">
          <text:p text:style-name="P3"/>
        </draw:polyline>
        <draw:line draw:style-name="gr15" draw:layer="layout" svg:x1="20.282cm" svg:y1="13.964cm" svg:x2="23.097cm" svg:y2="13.964cm">
          <text:p text:style-name="P3"/>
        </draw:line>
        <draw:line draw:style-name="gr15" draw:layer="layout" svg:x1="20.282cm" svg:y1="16.369cm" svg:x2="23.097cm" svg:y2="16.369cm">
          <text:p text:style-name="P3"/>
        </draw:line>
        <draw:custom-shape draw:style-name="gr12" draw:text-style-name="P2" draw:layer="layout" svg:width="0.266cm" svg:height="0.272cm" svg:x="23.002cm" svg:y="13.82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" draw:layer="layout" svg:width="0.266cm" svg:height="0.272cm" svg:x="22.955cm" svg:y="16.2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6" draw:text-style-name="P6" draw:layer="layout" svg:width="8cm" svg:height="1.5cm" svg:x="16.517cm" svg:y="13.165cm">
          <draw:text-box>
            <text:p text:style-name="P10"><text:span text:style-name="T3">Transformer 2x15V - 50VA</text:span></text:p>
          </draw:text-box>
        </draw:frame>
        <draw:custom-shape draw:style-name="gr2" draw:text-style-name="P2" draw:layer="layout" svg:width="6.177cm" svg:height="4cm" svg:x="2.823cm" svg:y="16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2" draw:layer="layout" svg:width="0.138cm" svg:height="0.737cm" draw:transform="rotate (-0.523598775599386) translate (8.619cm 18.088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434cm" svg:height="0.21cm" svg:x="8.084cm" svg:y="18.678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679cm" svg:height="0.679cm" svg:x="7.953cm" svg:y="18.81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679cm" svg:height="0.541cm" svg:x="7.953cm" svg:y="18.954cm">
            <text:p text:style-name="P3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7" draw:text-style-name="P2" draw:layer="layout" svg:width="0.096cm" svg:height="0.431cm" svg:x="7.979cm" svg:y="19.49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097cm" svg:height="0.431cm" svg:x="8.535cm" svg:y="19.49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097cm" svg:height="0.431cm" svg:x="8.26cm" svg:y="19.495cm">
            <text:p text:style-name="P3"/>
            <draw:enhanced-geometry svg:viewBox="0 0 21600 21600" draw:type="rectangle" draw:enhanced-path="M 0 0 L 21600 0 21600 21600 0 21600 0 0 Z N"/>
          </draw:custom-shape>
        </draw:g>
        <draw:frame draw:style-name="gr18" draw:text-style-name="P6" draw:layer="layout" svg:width="3.353cm" svg:height="0.872cm" svg:x="3.105cm" svg:y="16.787cm">
          <draw:text-box>
            <text:p text:style-name="P3"><text:span text:style-name="T3">Option 3 </text:span></text:p>
          </draw:text-box>
        </draw:frame>
        <draw:frame draw:style-name="gr7" draw:text-style-name="P5" draw:layer="layout" svg:width="4.5cm" svg:height="2.731cm" svg:x="3cm" svg:y="17.5cm">
          <draw:text-box>
            <text:p text:style-name="P3"><text:span text:style-name="T2">You can add a switch to operate the programming track Relay manually.</text:span></text:p>
          </draw:text-box>
        </draw:frame>
        <draw:polyline draw:style-name="gr15" draw:layer="layout" svg:width="0.675cm" svg:height="1.978cm" svg:x="7.303cm" svg:y="19.926cm" svg:viewBox="0 0 676 1979" draw:points="0,1979 0,835 676,830 676,0">
          <text:p text:style-name="P3"/>
        </draw:polyline>
        <draw:polyline draw:style-name="gr15" draw:layer="layout" svg:width="0.757cm" svg:height="1.836cm" svg:x="7.603cm" svg:y="19.926cm" svg:viewBox="0 0 758 1837" draw:points="754,0 758,1241 0,1223 0,1837">
          <text:p text:style-name="P3"/>
        </draw:polyline>
        <draw:polyline draw:style-name="gr15" draw:layer="layout" svg:width="5.796cm" svg:height="0.642cm" svg:x="12.703cm" svg:y="17.357cm" svg:viewBox="0 0 5797 643" draw:points="5797,643 5297,643 5315,0 0,0">
          <text:p text:style-name="P3"/>
        </draw:polyline>
        <draw:polyline draw:style-name="gr15" draw:layer="layout" svg:width="5.796cm" svg:height="2.169cm" svg:x="12.703cm" svg:y="18.344cm" svg:viewBox="0 0 5797 2170" draw:points="0,0 4460,0 4460,2170 5797,2170">
          <text:p text:style-name="P3"/>
        </draw:polyline>
        <draw:polyline draw:style-name="gr15" draw:layer="layout" svg:width="5.796cm" svg:height="3.209cm" svg:x="12.703cm" svg:y="19.35cm" svg:viewBox="0 0 5797 3210" draw:points="0,0 3578,0 3578,3210 5797,3210">
          <text:p text:style-name="P3"/>
        </draw:polyline>
        <draw:polyline draw:style-name="gr15" draw:layer="layout" svg:width="5.796cm" svg:height="4.162cm" svg:x="12.703cm" svg:y="20.355cm" svg:viewBox="0 0 5797 4163" draw:points="0,0 2643,0 2643,4163 5797,4163">
          <text:p text:style-name="P3"/>
        </draw:polyline>
        <draw:polyline draw:style-name="gr15" draw:layer="layout" svg:width="5.796cm" svg:height="5.184cm" svg:x="12.703cm" svg:y="21.361cm" svg:viewBox="0 0 5797 5185" draw:points="0,0 1726,0 1726,5185 5797,5185">
          <text:p text:style-name="P3"/>
        </draw:polyline>
        <draw:frame draw:style-name="gr7" draw:text-style-name="P11" draw:layer="layout" svg:width="6.5cm" svg:height="1.241cm" svg:x="34.5cm" svg:y="28cm">
          <draw:text-box>
            <text:p text:style-name="P3"><text:span text:style-name="T5">This Document is licensed under GNU FDL</text:span></text:p>
            <text:p text:style-name="P3"><text:span text:style-name="T5"><text:a xlink:href="http://www.gnu.org/copyleft/fdl.html">http://www.gnu.org/copyleft/fdl.html</text:a></text:span></text:p>
            <text:p text:style-name="P3"><text:span text:style-name="T5"/></text:p>
          </draw:text-box>
        </draw:frame>
        <draw:g>
          <draw:g>
            <draw:custom-shape draw:style-name="gr9" draw:text-style-name="P1" draw:layer="layout" svg:width="0.209cm" svg:height="0.198cm" svg:x="32.297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0" draw:text-style-name="P1" draw:layer="layout" svg:width="3.818cm" svg:height="0.5cm" svg:x="32.006cm" svg:y="14.76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0.207cm" svg:height="0.198cm" svg:x="32.006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2.615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2.906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3.197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2.297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2.006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2.616cm" svg:y="14.772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2.907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3.216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3.797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4.115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4.406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4.697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3.797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3.506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4.116cm" svg:y="14.772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4.407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4.716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5.297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5.615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5.297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5.006cm" svg:y="14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5.616cm" svg:y="14.772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5.004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0.209cm" svg:height="0.198cm" svg:x="33.496cm" svg:y="15.06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  <draw:frame draw:style-name="gr7" draw:text-style-name="P12" draw:layer="layout" svg:width="1cm" svg:height="1.073cm" svg:x="31.5cm" svg:y="14.536cm">
            <draw:text-box>
              <text:p text:style-name="P12"><text:span text:style-name="T6">2</text:span></text:p>
              <text:p text:style-name="P12"><text:span text:style-name="T6">1</text:span></text:p>
            </draw:text-box>
          </draw:frame>
          <draw:custom-shape draw:style-name="gr21" draw:text-style-name="P8" draw:layer="layout" svg:width="1.49cm" svg:height="0.963cm" svg:x="33.197cm" svg:y="14cm">
            <text:p text:style-name="P7"><text:span text:style-name="T4">P8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7" draw:text-style-name="P12" draw:layer="layout" svg:width="1cm" svg:height="1.073cm" svg:x="35.6cm" svg:y="14.498cm">
            <draw:text-box>
              <text:p text:style-name="P12"><text:span text:style-name="T6">26</text:span></text:p>
              <text:p text:style-name="P12"><text:span text:style-name="T6">25</text:span></text:p>
            </draw:text-box>
          </draw:frame>
        </draw:g>
        <draw:g>
          <draw:g>
            <draw:custom-shape draw:style-name="gr9" draw:text-style-name="P1" draw:layer="layout" svg:width="-0.209cm" svg:height="-0.198cm" svg:x="39.354cm" svg:y="15.2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0" draw:text-style-name="P1" draw:layer="layout" svg:width="-1.419cm" svg:height="-0.5cm" svg:x="39.645cm" svg:y="15.26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0.207cm" svg:height="0.198cm" draw:transform="rotate (1.5707963267946) translate (39.447cm 14.965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9.036cm" svg:y="14.96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8.745cm" svg:y="14.96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8.454cm" svg:y="14.96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9.354cm" svg:y="14.96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9.645cm" svg:y="15.2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9.035cm" svg:y="15.258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8.744cm" svg:y="15.2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38.435cm" svg:y="15.2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  <draw:custom-shape draw:style-name="gr21" draw:text-style-name="P8" draw:layer="layout" svg:width="1.49cm" svg:height="0.963cm" svg:x="38.339cm" svg:y="14cm">
            <text:p text:style-name="P7"><text:span text:style-name="T4">P7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7" draw:text-style-name="P12" draw:layer="layout" svg:width="1cm" svg:height="1.073cm" svg:x="39.475cm" svg:y="14.512cm">
            <draw:text-box>
              <text:p text:style-name="P12"><text:span text:style-name="T6">1</text:span></text:p>
              <text:p text:style-name="P12"><text:span text:style-name="T6">2</text:span></text:p>
            </draw:text-box>
          </draw:frame>
          <draw:frame draw:style-name="gr7" draw:text-style-name="P12" draw:layer="layout" svg:width="1cm" svg:height="1.073cm" svg:x="37.5cm" svg:y="14.495cm">
            <draw:text-box>
              <text:p text:style-name="P12"><text:span text:style-name="T6"><text:s text:c="2"/></text:span><text:span text:style-name="T6">9</text:span></text:p>
              <text:p text:style-name="P12"><text:span text:style-name="T6">10</text:span></text:p>
            </draw:text-box>
          </draw:frame>
        </draw:g>
        <draw:frame draw:style-name="gr7" draw:text-style-name="P6" draw:layer="layout" svg:width="3.5cm" svg:height="0.747cm" svg:x="32.5cm" svg:y="11.5cm">
          <draw:text-box>
            <text:p text:style-name="P3"><text:span text:style-name="T3">Option 4</text:span></text:p>
          </draw:text-box>
        </draw:frame>
        <draw:frame draw:style-name="gr30" draw:layer="layout" svg:width="3.386cm" svg:height="11.402cm" svg:x="32.114cm" svg:y="15.8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layer="layout" svg:width="3.121cm" svg:height="4.43cm" svg:x="37.379cm" svg:y="15.84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5" draw:layer="layout" svg:width="8.5cm" svg:height="1.243cm" svg:x="32cm" svg:y="12.5cm">
          <draw:text-box>
            <text:p text:style-name="P5"><text:span text:style-name="T2">You can connect your PC using P7 / P8 instead of J1 / J2</text:span></text:p>
          </draw:text-box>
        </draw:frame>
        <draw:custom-shape draw:style-name="gr2" draw:text-style-name="P2" draw:layer="layout" svg:width="8cm" svg:height="11.5cm" svg:x="23cm" svg:y="16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5.5cm" svg:height="0.747cm" svg:x="24.5cm" svg:y="22.253cm">
          <draw:text-box>
            <text:p text:style-name="P6"><text:span text:style-name="T3">S88 Bus Connectors</text:span></text:p>
          </draw:text-box>
        </draw:frame>
        <draw:g>
          <draw:g>
            <draw:custom-shape draw:style-name="gr8" draw:text-style-name="P1" draw:layer="layout" svg:width="-0.209cm" svg:height="-0.198cm" svg:x="29.335cm" svg:y="23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7cm" svg:height="-0.198cm" svg:x="28.911cm" svg:y="23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28.494cm" svg:y="23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1cm" svg:height="-0.198cm" svg:x="28.067cm" svg:y="23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27.645cm" svg:y="23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27.222cm" svg:y="23.765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0" draw:text-style-name="P1" draw:layer="layout" svg:width="2.322cm" svg:height="0.198cm" draw:transform="rotate (3.1415926535892) translate (29.335cm 23.765cm)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7" draw:text-style-name="P12" draw:layer="layout" svg:width="0.711cm" svg:height="0.662cm" svg:x="26.417cm" svg:y="23.32cm">
            <draw:text-box>
              <text:p text:style-name="P12"><text:span text:style-name="T6">6</text:span></text:p>
            </draw:text-box>
          </draw:frame>
          <draw:frame draw:style-name="gr7" draw:text-style-name="P12" draw:layer="layout" svg:width="0.711cm" svg:height="0.662cm" svg:x="29.165cm" svg:y="23.299cm">
            <draw:text-box>
              <text:p text:style-name="P12"><text:span text:style-name="T6">1</text:span></text:p>
            </draw:text-box>
          </draw:frame>
        </draw:g>
        <draw:frame draw:style-name="gr30" draw:layer="layout" svg:width="2.574cm" svg:height="2.927cm" svg:x="25.926cm" svg:y="24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6" draw:layer="layout" svg:width="6.5cm" svg:height="0.747cm" svg:x="24.176cm" svg:y="17cm">
          <draw:text-box>
            <text:p text:style-name="P6"><text:span text:style-name="T3">BoosterBus Connector</text:span></text:p>
          </draw:text-box>
        </draw:frame>
        <draw:frame draw:style-name="gr7" draw:text-style-name="P5" draw:layer="layout" svg:width="2.5cm" svg:height="0.747cm" svg:x="24.5cm" svg:y="23.253cm">
          <draw:text-box>
            <text:p text:style-name="P5"><text:span text:style-name="T2">P1 - P4</text:span></text:p>
          </draw:text-box>
        </draw:frame>
        <draw:frame draw:style-name="gr7" draw:text-style-name="P5" draw:layer="layout" svg:width="1.5cm" svg:height="0.747cm" svg:x="24.864cm" svg:y="18cm">
          <draw:text-box>
            <text:p text:style-name="P5"><text:span text:style-name="T2">P5</text:span></text:p>
          </draw:text-box>
        </draw:frame>
        <draw:g>
          <draw:g>
            <draw:custom-shape draw:style-name="gr8" draw:text-style-name="P1" draw:layer="layout" svg:width="-0.207cm" svg:height="-0.198cm" svg:x="28.681cm" svg:y="18.43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28.259cm" svg:y="18.43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8cm" svg:height="-0.198cm" svg:x="27.841cm" svg:y="18.43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27.415cm" svg:y="18.43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" draw:text-style-name="P1" draw:layer="layout" svg:width="-0.209cm" svg:height="-0.198cm" svg:x="26.992cm" svg:y="18.43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0" draw:text-style-name="P1" draw:layer="layout" svg:width="1.898cm" svg:height="0.198cm" draw:transform="rotate (3.1415926535892) translate (28.681cm 18.433cm)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7" draw:text-style-name="P12" draw:layer="layout" svg:width="1cm" svg:height="0.662cm" svg:x="28.5cm" svg:y="18cm">
            <draw:text-box>
              <text:p text:style-name="P12"><text:span text:style-name="T6">1</text:span></text:p>
            </draw:text-box>
          </draw:frame>
          <draw:frame draw:style-name="gr7" draw:text-style-name="P12" draw:layer="layout" svg:width="1cm" svg:height="0.662cm" svg:x="26.254cm" svg:y="18.017cm">
            <draw:text-box>
              <text:p text:style-name="P12"><text:span text:style-name="T6">5</text:span></text:p>
            </draw:text-box>
          </draw:frame>
        </draw:g>
        <draw:frame draw:style-name="gr30" draw:layer="layout" svg:width="3.262cm" svg:height="2.513cm" svg:x="25.5cm" svg:y="1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14.5cm" svg:height="2.571cm" svg:x="16cm" svg:y="2.429cm">
          <draw:text-box>
            <text:p text:style-name="P3"><text:span text:style-name="T7">For further informations visit the following websites:</text:span></text:p>
            <text:p text:style-name="P3"><text:span text:style-name="T7"><text:a xlink:href="http://www.rocrail.net/">http://www.rocrail.net</text:a></text:span></text:p>
            <text:p text:style-name="P3"><text:span text:style-name="T7"><text:a xlink:href="http://rocrail.wiki.sourceforge.net/">http://rocrail.wiki.sourceforge.net/</text:a></text:span></text:p>
            <text:p text:style-name="P3"><text:span text:style-name="T7"><text:a xlink:href="http://groups.yahoo.com/group/rocrail/">http://groups.yahoo.com/group/rocrail/</text:a></text:span></text:p>
          </draw:text-box>
        </draw:frame>
        <presentation:notes draw:style-name="dp2">
          <draw:page-thumbnail draw:style-name="gr31" draw:layer="layout" svg:width="0.001cm" svg:height="0.001cm" svg:x="0cm" svg:y="1.93cm" draw:page-number="1" presentation:class="page"/>
          <draw:frame presentation:style-name="pr1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 text:min-label-width="0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6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27cm" fo:padding-bottom="0.127cm" fo:padding-left="0.254cm" fo:padding-right="0.2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2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6.464cm" svg:height="4.57cm" svg:x="2.006cm" svg:y="3.556cm" draw:page-number="1"/>
      <draw:page-thumbnail draw:layer="backgroundobjects" svg:width="6.464cm" svg:height="4.57cm" svg:x="10.578cm" svg:y="3.556cm"/>
      <draw:page-thumbnail draw:layer="backgroundobjects" svg:width="6.464cm" svg:height="4.57cm" svg:x="2.006cm" svg:y="10.414cm"/>
      <draw:page-thumbnail draw:layer="backgroundobjects" svg:width="6.464cm" svg:height="4.57cm" svg:x="10.578cm" svg:y="10.414cm"/>
      <draw:page-thumbnail draw:layer="backgroundobjects" svg:width="6.464cm" svg:height="4.57cm" svg:x="2.006cm" svg:y="17.272cm"/>
      <draw:page-thumbnail draw:layer="backgroundobjects" svg:width="6.464cm" svg:height="4.57cm" svg:x="10.578cm" svg:y="17.272cm"/>
    </style:handout-master>
    <style:master-page style:name="Standard" style:page-layout-name="PM1" draw:style-name="dp1">
      <draw:frame presentation:style-name="Standard-title" draw:layer="backgroundobjects" svg:width="36cm" svg:height="8.493cm" svg:x="3cm" svg:y="1cm" presentation:class="title" presentation:placeholder="true">
        <draw:text-box/>
      </draw:frame>
      <draw:frame presentation:style-name="Standard-outline1" draw:layer="backgroundobjects" svg:width="36cm" svg:height="18.289cm" svg:x="3cm" svg:y="7.461cm" presentation:class="outline" presentation:placeholder="true">
        <draw:text-box/>
      </draw:frame>
      <draw:frame presentation:style-name="pr1" draw:text-style-name="P3" draw:layer="backgroundobjects" svg:width="9.334cm" svg:height="1.925cm" svg:x="2.998cm" svg:y="26.223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12.668cm" svg:height="1.925cm" svg:x="14.666cm" svg:y="26.223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9.334cm" svg:height="1.925cm" svg:x="29.664cm" svg:y="26.223cm" presentation:class="page-number">
        <draw:text-box>
          <text:p text:style-name="P5"><text:span text:style-name="T2"><text:page-number>1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Folie 1</dc:title>
    <meta:initial-creator>,njmvjhgj,gjk</meta:initial-creator>
    <meta:creation-date>2007-09-06T09:13:49</meta:creation-date>
    <dc:creator>Christian Wichmann</dc:creator>
    <dc:date>2007-10-16T14:08:25</dc:date>
    <meta:print-date>2007-09-07T18:14:57</meta:print-date>
    <dc:language>de-DE</dc:language>
    <meta:editing-cycles>27</meta:editing-cycles>
    <meta:editing-duration>PT17H49M23S</meta:editing-duration>
    <meta:user-defined meta:name="Info 1"/>
    <meta:user-defined meta:name="Info 2"/>
    <meta:user-defined meta:name="Info 3"/>
    <meta:user-defined meta:name="Info 4"/>
    <meta:document-statistic meta:object-count="3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18cm solid #000000"/>
      <style:paragraph-properties fo:text-align="start"/>
      <style:text-properties fo:font-weight="bold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start"/>
      <style:text-properties style:font-name="DejaVu Sans" style:font-name-asian="DejaVu Sans1" style:font-name-complex="DejaVu Sans1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7"/>
        <table:table-row table:style-name="ro1">
          <table:table-cell table:style-name="ce1" office:value-type="string">
            <text:p>P8</text:p>
          </table:table-cell>
          <table:table-cell table:style-name="ce1" office:value-type="string">
            <text:p>J2</text:p>
          </table:table-cell>
          <table:table-cell table:style-name="ce4" office:value-type="string">
            <text:p>Functio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5" office:value-type="string">
            <text:p>Autofeed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D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D1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D2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5" office:value-type="string">
            <text:p>SelIn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gnd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21">
            <text:p>21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Ack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5" office:value-type="string">
            <text:p>Busy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PE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5" office:value-type="string">
            <text:p>Sel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 table:number-rows-repeated="6550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.10.2007</text:date>, <text:time>14:0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18cm solid #000000"/>
      <style:paragraph-properties fo:text-align="start"/>
      <style:text-properties fo:font-weight="bold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>
            <text:p>P7</text:p>
          </table:table-cell>
          <table:table-cell table:style-name="ce1" office:value-type="string">
            <text:p>J1</text:p>
          </table:table-cell>
          <table:table-cell table:style-name="ce4" office:value-type="string">
            <text:p>Functio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DSR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RT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TXD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DTR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RI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5" office:value-type="string">
            <text:p>n.c.</text:p>
          </table:table-cell>
        </table:table-row>
        <table:table-row table:style-name="ro1" table:number-rows-repeated="6552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.10.2007</text:date>, <text:time>14:0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0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="0.018cm solid #000000"/>
      <style:text-properties fo:font-weight="bold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 style:data-style-name="N100">
      <style:table-cell-properties fo:border="0.018cm solid #0000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Pin</text:p>
          </table:table-cell>
          <table:table-cell table:style-name="ce4" office:value-type="string">
            <text:p>Functio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Data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Clock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P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Reset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+ 5V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.10.2007</text:date>, <text:time>14:0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08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18cm solid #000000"/>
      <style:paragraph-properties fo:text-align="start"/>
      <style:text-properties fo:font-weight="bold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>
            <text:p>Pin</text:p>
          </table:table-cell>
          <table:table-cell table:style-name="ce4" office:value-type="string">
            <text:p>Functio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Data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Go/Stop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DC out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GND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Short Detect</text:p>
          </table:table-cell>
        </table:table-row>
        <table:table-row table:style-name="ro1" table:number-rows-repeated="6552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.10.2007</text:date>, <text:time>14:0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